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#ff0000"/>
    </style:style>
    <style:style style:name="ce10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105" style:family="table-cell" style:parent-style-name="Default">
      <style:table-cell-properties fo:background-color="#ff8000"/>
    </style:style>
    <style:style style:name="ce106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ackground-color="#ffff00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5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8" style:family="table-cell" style:parent-style-name="Default">
      <style:table-cell-properties fo:border-bottom="0.74pt solid #000000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1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1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12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3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0.74pt solid #000000" fo:border-right="none" fo:border-top="0.74pt solid #000000"/>
    </style:style>
    <style:style style:name="ce90" style:family="table-cell" style:parent-style-name="Default">
      <style:table-cell-properties fo:border-bottom="none" fo:border-left="0.74pt solid #000000" fo:border-right="none" fo:border-top="none"/>
    </style:style>
    <style:style style:name="ce91" style:family="table-cell" style:parent-style-name="Default">
      <style:table-cell-properties fo:border-bottom="0.74pt solid #000000" fo:border-left="0.74pt solid #000000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93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fo:border-bottom="none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order-left="none" fo:border-right="0.74pt solid #000000" fo:border-top="none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9" style:family="table-cell" style:parent-style-name="Default">
      <style:table-cell-properties fo:background-color="transparent" fo:border="none"/>
    </style:style>
    <style:style style:name="ce125" style:family="table-cell" style:parent-style-name="Default">
      <style:table-cell-properties fo:background-color="#ff0000" fo:border="none"/>
    </style:style>
    <style:style style:name="ce12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27" style:family="table-cell" style:parent-style-name="Default">
      <style:table-cell-properties fo:background-color="#ffff00" fo:border="none"/>
    </style:style>
    <style:style style:name="ce12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" style:family="table-cell" style:parent-style-name="Default">
      <style:table-cell-properties fo:border-bottom="none" fo:border-left="0.74pt solid #000000" fo:border-right="0.74pt solid #000000" fo:border-top="none"/>
    </style:style>
    <style:style style:name="ce43" style:family="table-cell" style:parent-style-name="Default">
      <style:table-cell-properties fo:border-bottom="none" fo:border-left="0.74pt solid #000000" fo:border-right="none" fo:border-top="0.74pt solid #000000"/>
    </style:style>
    <style:style style:name="ce44" style:family="table-cell" style:parent-style-name="Default">
      <style:table-cell-properties fo:border-bottom="none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order-left="0.74pt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58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59" style:family="table-cell" style:parent-style-name="Default">
      <style:table-cell-properties fo:background-color="#ff8000"/>
    </style:style>
    <style:style style:name="ce60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7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</style:style>
    <style:style style:name="ce73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5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78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79" style:family="table-cell" style:parent-style-name="Default">
      <style:table-cell-properties fo:background-color="#ff0000" fo:border="none"/>
    </style:style>
    <style:style style:name="ce8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81" style:family="table-cell" style:parent-style-name="Default">
      <style:table-cell-properties fo:background-color="#ffff00" fo:border="none"/>
    </style:style>
    <style:style style:name="ce8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43" office:value-type="string" calcext:value-type="string">
            <text:p>T</text:p>
          </table:table-cell>
          <table:table-cell table:style-name="ce46" office:value-type="string" calcext:value-type="string">
            <text:p>Q1</text:p>
          </table:table-cell>
          <table:table-cell table:style-name="ce48" office:value-type="string" calcext:value-type="string">
            <text:p>Q0</text:p>
          </table:table-cell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9" office:value-type="string" calcext:value-type="string">
            <text:p>MR’</text:p>
          </table:table-cell>
          <table:table-cell table:style-name="ce71" office:value-type="string" calcext:value-type="string">
            <text:p>set1</text:p>
          </table:table-cell>
          <table:table-cell table:style-name="ce72" office:value-type="string" calcext:value-type="string">
            <text:p>set2</text:p>
          </table:table-cell>
          <table:table-cell table:style-name="ce74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A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3" office:value-type="string" calcext:value-type="string">
            <text:p>B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D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5" office:value-type="string" calcext:value-type="string">
            <text:p>C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43" office:value-type="string" calcext:value-type="string">
            <text:p>Set1</text:p>
          </table:table-cell>
          <table:table-cell table:style-name="ce43"/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table:number-columns-repeated="2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4" office:value-type="string" calcext:value-type="string">
            <text:p>0</text:p>
          </table:table-cell>
          <table:table-cell table:style-name="ce44"/>
          <table:table-cell table:style-name="ce50" office:value-type="string" calcext:value-type="string">
            <text:p>Q1’</text:p>
          </table:table-cell>
          <table:table-cell table:style-name="ce73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office:value-type="string" calcext:value-type="string">
            <text:p>1</text:p>
          </table:table-cell>
          <table:table-cell table:style-name="ce45"/>
          <table:table-cell table:style-name="ce49" office:value-type="string" calcext:value-type="string">
            <text:p>Q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43" office:value-type="string" calcext:value-type="string">
            <text:p>Set2</text:p>
          </table:table-cell>
          <table:table-cell table:style-name="ce43"/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table:number-columns-repeated="2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4" office:value-type="string" calcext:value-type="string">
            <text:p>0</text:p>
          </table:table-cell>
          <table:table-cell table:style-name="ce44"/>
          <table:table-cell table:style-name="ce50" office:value-type="string" calcext:value-type="string">
            <text:p>Q1’</text:p>
          </table:table-cell>
          <table:table-cell table:style-name="ce43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 office:value-type="string" calcext:value-type="string">
            <text:p>1</text:p>
          </table:table-cell>
          <table:table-cell table:style-name="ce45"/>
          <table:table-cell table:style-name="ce49" office:value-type="string" calcext:value-type="string">
            <text:p>Q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43" office:value-type="string" calcext:value-type="string">
            <text:p>MR’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/>
          <table:table-cell table:style-name="ce43" office:value-type="string" calcext:value-type="string">
            <text:p>set3</text:p>
          </table:table-cell>
          <table:table-cell table:style-name="ce43"/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/>
          <table:table-cell table:style-name="ce45" table:number-columns-repeated="2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0</text:p>
          </table:table-cell>
          <table:table-cell table:style-name="ce50" office:value-type="string" calcext:value-type="string">
            <text:p>Q1’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</text:p>
          </table:table-cell>
          <table:table-cell table:style-name="ce44"/>
          <table:table-cell table:style-name="ce50" office:value-type="string" calcext:value-type="string">
            <text:p>Q1’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1</text:p>
          </table:table-cell>
          <table:table-cell table:style-name="ce49" office:value-type="string" calcext:value-type="string">
            <text:p>Q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</text:p>
          </table:table-cell>
          <table:table-cell table:style-name="ce45"/>
          <table:table-cell table:style-name="ce49" office:value-type="string" calcext:value-type="string">
            <text:p>Q1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43" office:value-type="string" calcext:value-type="string">
            <text:p>T</text:p>
          </table:table-cell>
          <table:table-cell table:style-name="ce46" office:value-type="string" calcext:value-type="string">
            <text:p>Q2</text:p>
          </table:table-cell>
          <table:table-cell table:style-name="ce46" office:value-type="string" calcext:value-type="string">
            <text:p>Q1</text:p>
          </table:table-cell>
          <table:table-cell table:style-name="ce48" office:value-type="string" calcext:value-type="string">
            <text:p>Q0</text:p>
          </table:table-cell>
          <table:table-cell table:style-name="ce63" office:value-type="string" calcext:value-type="string" table:number-columns-spanned="4" table:number-rows-spanned="1">
            <text:p>C=0</text:p>
          </table:table-cell>
          <table:covered-table-cell table:style-name="ce65"/>
          <table:covered-table-cell table:style-name="ce46"/>
          <table:covered-table-cell table:style-name="ce48"/>
          <table:table-cell table:style-name="ce63" office:value-type="string" calcext:value-type="string" table:number-columns-spanned="4" table:number-rows-spanned="1">
            <text:p>C=1</text:p>
          </table:table-cell>
          <table:covered-table-cell table:style-name="ce65"/>
          <table:covered-table-cell table:style-name="ce46"/>
          <table:covered-table-cell table:style-name="ce48"/>
          <table:table-cell table:style-name="ce43"/>
          <table:table-cell table:style-name="ce46"/>
          <table:table-cell table:style-name="ce48"/>
        </table:table-row>
        <table:table-row table:style-name="ro1">
          <table:table-cell table:style-name="ce45"/>
          <table:table-cell table:style-name="ce47" table:number-columns-repeated="2"/>
          <table:table-cell table:style-name="ce49"/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set1</text:p>
          </table:table-cell>
          <table:table-cell table:style-name="ce47" office:value-type="string" calcext:value-type="string">
            <text:p>set2</text:p>
          </table:table-cell>
          <table:table-cell table:style-name="ce49" office:value-type="string" calcext:value-type="string">
            <text:p>set3</text:p>
          </table:table-cell>
        </table:table-row>
        <table:table-row table:style-name="ro1">
          <table:table-cell table:style-name="ce44"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B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B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D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 table:style-name="ce44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49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3" office:value-type="string" calcext:value-type="string">
            <text:p>Q0*=D0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1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7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44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44"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47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Q0*=D0=Q1’*Q0’*C+Q2’*Q0’*C+Q2’*Q1’*Q0*C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43" office:value-type="string" calcext:value-type="string">
            <text:p>Q1*=D1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2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76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Q1*=D1=Q2’*Q1*Q0’+Q2’*Q1’*Q0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43" office:value-type="string" calcext:value-type="string">
            <text:p>Q2*=D2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3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44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76" office:value-type="string" calcext:value-type="string">
            <text:p>d</text:p>
          </table:table-cell>
          <table:table-cell table:style-name="ce77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Q2*=D2=Q2*Q1’*Q0’+Q2’*Q1*Q0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table table:name="rigtig tilstandsmaskine" table:style-name="ta1">
        <table:table-column table:style-name="co1" table:default-cell-style-name="ce44"/>
        <table:table-column table:style-name="co1" table:number-columns-repeated="3" table:default-cell-style-name="Default"/>
        <table:table-column table:style-name="co1" table:default-cell-style-name="ce44"/>
        <table:table-column table:style-name="co1" table:number-columns-repeated="2" table:default-cell-style-name="Default"/>
        <table:table-column table:style-name="co1" table:default-cell-style-name="ce44"/>
        <table:table-column table:style-name="co1" table:default-cell-style-name="ce50"/>
        <table:table-column table:style-name="co1" table:number-columns-repeated="7" table:default-cell-style-name="Default"/>
        <table:table-row table:style-name="ro1">
          <table:table-cell table:style-name="ce43" office:value-type="string" calcext:value-type="string">
            <text:p>T</text:p>
          </table:table-cell>
          <table:table-cell table:style-name="ce46" office:value-type="string" calcext:value-type="string">
            <text:p>Q2</text:p>
          </table:table-cell>
          <table:table-cell table:style-name="ce46" office:value-type="string" calcext:value-type="string">
            <text:p>Q1</text:p>
          </table:table-cell>
          <table:table-cell table:style-name="ce48" office:value-type="string" calcext:value-type="string">
            <text:p>Q0</text:p>
          </table:table-cell>
          <table:table-cell table:style-name="ce63" office:value-type="string" calcext:value-type="string" table:number-columns-spanned="4" table:number-rows-spanned="1">
            <text:p>C=0</text:p>
          </table:table-cell>
          <table:covered-table-cell table:style-name="ce65"/>
          <table:covered-table-cell table:style-name="ce46"/>
          <table:covered-table-cell table:style-name="ce48"/>
          <table:table-cell table:style-name="ce63" office:value-type="string" calcext:value-type="string" table:number-columns-spanned="4" table:number-rows-spanned="1">
            <text:p>C=1</text:p>
          </table:table-cell>
          <table:covered-table-cell table:style-name="ce65"/>
          <table:covered-table-cell table:style-name="ce46"/>
          <table:covered-table-cell table:style-name="ce48"/>
          <table:table-cell table:style-name="ce43"/>
          <table:table-cell table:style-name="ce46"/>
          <table:table-cell table:style-name="ce48"/>
          <table:table-cell table:style-name="ce82"/>
        </table:table-row>
        <table:table-row table:style-name="ro1">
          <table:table-cell table:style-name="ce45"/>
          <table:table-cell table:style-name="ce47" table:number-columns-repeated="2"/>
          <table:table-cell table:style-name="ce49"/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T*</text:p>
          </table:table-cell>
          <table:table-cell table:style-name="ce47" office:value-type="string" calcext:value-type="string">
            <text:p>Q2*</text:p>
          </table:table-cell>
          <table:table-cell table:style-name="ce47" office:value-type="string" calcext:value-type="string">
            <text:p>Q1*</text:p>
          </table:table-cell>
          <table:table-cell table:style-name="ce49" office:value-type="string" calcext:value-type="string">
            <text:p>Q0*</text:p>
          </table:table-cell>
          <table:table-cell table:style-name="ce45" office:value-type="string" calcext:value-type="string">
            <text:p>set1</text:p>
          </table:table-cell>
          <table:table-cell table:style-name="ce47" office:value-type="string" calcext:value-type="string">
            <text:p>set2</text:p>
          </table:table-cell>
          <table:table-cell table:style-name="ce49" office:value-type="string" calcext:value-type="string">
            <text:p>set3</text:p>
          </table:table-cell>
          <table:table-cell table:style-name="ce83" office:value-type="string" calcext:value-type="string">
            <text:p>LOAD’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B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E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50" office:value-type="string" calcext:value-type="string">
            <text:p>d</text:p>
          </table:table-cell>
          <table:table-cell table:style-name="ce84" office:value-type="string" calcext:value-type="string">
            <text:p>d</text:p>
          </table:table-cell>
        </table:table-row>
        <table:table-row table:style-name="ro1">
          <table:table-cell table:style-name="ce45" office:value-type="string" calcext:value-type="string">
            <text:p>H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5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style-name="ce49" office:value-type="string" calcext:value-type="string">
            <text:p>d</text:p>
          </table:table-cell>
          <table:table-cell table:style-name="ce83" office:value-type="string" calcext:value-type="string">
            <text:p>d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3" office:value-type="string" calcext:value-type="string">
            <text:p>Q0*=D0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1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/>
          <table:table-cell table:style-name="ce43" office:value-type="string" calcext:value-type="string">
            <text:p>LOAD’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7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53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style-name="ce5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string" calcext:value-type="string">
            <text:p>d</text:p>
          </table:table-cell>
          <table:table-cell table:style-name="ce78" office:value-type="string" calcext:value-type="string">
            <text:p>d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80" office:value-type="string" calcext:value-type="string">
            <text:p>d</text:p>
          </table:table-cell>
          <table:table-cell table:style-name="ce78" office:value-type="string" calcext:value-type="string">
            <text:p>d</text:p>
          </table:table-cell>
        </table:table-row>
        <table:table-row table:style-name="ro1">
          <table:table-cell table:style-name="ce43" office:value-type="string" calcext:value-type="string">
            <text:p>Q0*=D0=Q2’*Q0’*C+Q1*Q0’*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1=Q1’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LOAD’=Q0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Q1*=D1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2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80" office:value-type="string" calcext:value-type="string">
            <text:p>d</text:p>
          </table:table-cell>
          <table:table-cell table:style-name="ce6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Q1*=D1=Q1*Q0’+Q2’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2=Q2’*Q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3" office:value-type="string" calcext:value-type="string">
            <text:p>Q2*=D2</text:p>
          </table:table-cell>
          <table:table-cell table:style-name="ce48"/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1</text:p>
          </table:table-cell>
          <table:table-cell table:style-name="ce48" office:value-type="string" calcext:value-type="string">
            <text:p>10</text:p>
          </table:table-cell>
          <table:table-cell/>
          <table:table-cell table:style-name="ce43" office:value-type="string" calcext:value-type="string">
            <text:p>set3</text:p>
          </table:table-cell>
          <table:table-cell table:style-name="ce48"/>
          <table:table-cell table:style-name="ce46" office:value-type="string" calcext:value-type="string">
            <text:p>0</text:p>
          </table:table-cell>
          <table:table-cell table:style-name="ce48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45"/>
          <table:table-cell table:style-name="ce49"/>
          <table:table-cell table:style-name="ce47" office:value-type="string" calcext:value-type="string">
            <text:p>Q0’C’</text:p>
          </table:table-cell>
          <table:table-cell table:style-name="ce47" office:value-type="string" calcext:value-type="string">
            <text:p>Q0’C</text:p>
          </table:table-cell>
          <table:table-cell table:style-name="ce47" office:value-type="string" calcext:value-type="string">
            <text:p>Q0C</text:p>
          </table:table-cell>
          <table:table-cell table:style-name="ce49" office:value-type="string" calcext:value-type="string">
            <text:p>Q0C’</text:p>
          </table:table-cell>
          <table:table-cell/>
          <table:table-cell table:style-name="ce45"/>
          <table:table-cell table:style-name="ce49"/>
          <table:table-cell table:style-name="ce47" office:value-type="string" calcext:value-type="string">
            <text:p>Q0’</text:p>
          </table:table-cell>
          <table:table-cell table:style-name="ce49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50"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5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50"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50" office:value-type="string" calcext:value-type="string">
            <text:p>Q2Q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76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Q2Q1’</text:p>
          </table:table-cell>
          <table:table-cell table:style-name="ce58" office:value-type="string" calcext:value-type="string">
            <text:p>d</text:p>
          </table:table-cell>
          <table:table-cell table:style-name="ce7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Q2*=D2=Q2*Q1*Q0’+Q2’*Q1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3=Q2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4:31:41.978524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21T12:40:54.577506196</dc:date>
    <meta:editing-duration>PT2H38M59S</meta:editing-duration>
    <meta:editing-cycles>16</meta:editing-cycles>
    <meta:generator>LibreOffice/25.2.7.2$Linux_X86_64 LibreOffice_project/520$Build-2</meta:generator>
    <meta:document-statistic meta:table-count="3" meta:cell-count="1651" meta:object-count="0"/>
  </office:meta>
</office:document-meta>
</file>